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get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bleHandlerMethodTests.invocationTar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response(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assertHandlerResultValue( Mono &lt; HandlerResult &gt; mono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stubResolver( Mono &lt; Object &gt; stub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invoke( Object handler , Method method , Object ... provided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bleHandlerMethodTests.voidMethodWithExchang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bleHandlerMethodTests.cannotResolv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bleHandlerMethodTests.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roller.excepti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voidMonoMethodWithRespons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bleHandlerMethodTests.exceptionInResolving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bleHandlerMethodTests.resolveProvidedArg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resolveNoAr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stubResolver( Object stub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resolv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exchange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resolveProvided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bleHandlerMethodTests.voidMonoMethodWithExchang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bleHandlerMethodTests.check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responseMonoVoid(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bleHandlerMethodTests.responseStatu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bleHandlerMethodTests.invokeForResult( Object handler , Method method , Object ... provided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resolve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notModified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singleArg( String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Tests.voidMethodWithRespons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exchangeMonoVoid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